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7b41" officeooo:paragraph-rsid="00167b41"/>
    </style:style>
    <style:style style:name="P2" style:family="paragraph" style:parent-style-name="Standard">
      <style:text-properties officeooo:rsid="0017b49f" officeooo:paragraph-rsid="0017b4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sation base de données</text:p>
      <text:p text:style-name="P1"/>
      <text:p text:style-name="P1">Table des posts :</text:p>
      <text:p text:style-name="P1">- 1 : title</text:p>
      <text:p text:style-name="P1">- 2 : url</text:p>
      <text:p text:style-name="P1"/>
      <text:p text:style-name="P1">Table des contents : </text:p>
      <text:p text:style-name="P1">- 1 : title</text:p>
      <text:p text:style-name="P1">- 2 : messages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2:05:06.488000000</meta:creation-date>
    <dc:date>2017-04-05T12:21:04.713000000</dc:date>
    <meta:editing-duration>PT5M48S</meta:editing-duration>
    <meta:editing-cycles>1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7" meta:word-count="28" meta:character-count="111" meta:non-whitespace-character-count="89"/>
  </office:meta>
</office:document-meta>
</file>